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6pt" style:font-size-asian="16pt" style:font-size-complex="16pt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Order for software modification</text:p>
      <text:p text:style-name="Preformatted_20_Text"/>
      <text:p text:style-name="P2"><text:s text:c="2"/>Order overview</text:p>
      <text:p text:style-name="Preformatted_20_Text"/>
      <text:p text:style-name="Preformatted_20_Text">We would like to order software modifications to the ROSA real </text:p>
      <text:p text:style-name="Preformatted_20_Text">time operating system. The modifications need to be integrated </text:p>
      <text:p text:style-name="Preformatted_20_Text">into the existing ROSA without breaking the old funcitonality. </text:p>
      <text:p text:style-name="Preformatted_20_Text"/>
      <text:p text:style-name="Preformatted_20_Text">We need the following features:</text:p>
      <text:p text:style-name="Preformatted_20_Text"/>
      <text:p text:style-name="Preformatted_20_Text">• Dynamic creation of tasks</text:p>
      <text:p text:style-name="Preformatted_20_Text"/>
      <text:p text:style-name="Preformatted_20_Text">• Priority scheduler</text:p>
      <text:p text:style-name="Preformatted_20_Text"/>
      <text:p text:style-name="Preformatted_20_Text">• Semaphores</text:p>
      <text:p text:style-name="Preformatted_20_Text"/>
      <text:p text:style-name="Preformatted_20_Text">• Immediate inheritance protocol</text:p>
      <text:p text:style-name="Preformatted_20_Text"/>
      <text:p text:style-name="Preformatted_20_Text">• Premeptive scheduling</text:p>
      <text:p text:style-name="Preformatted_20_Text"/>
      <text:p text:style-name="Preformatted_20_Text">If possible, a message box system in the RTOS would be useful. </text:p>
      <text:p text:style-name="Preformatted_20_Text"/>
      <text:p text:style-name="P2"><text:s text:c="2"/>Order details</text:p>
      <text:p text:style-name="Preformatted_20_Text"/>
      <text:p text:style-name="Preformatted_20_Text"><text:s/><text:span text:style-name="T1"><text:s/>Dynamic creation of tasks</text:span></text:p>
      <text:p text:style-name="Preformatted_20_Text"/>
      <text:p text:style-name="Preformatted_20_Text">We would like to be able to create and remove tasks on the fly. </text:p>
      <text:p text:style-name="Preformatted_20_Text"/>
      <text:p text:style-name="P2"><text:s text:c="2"/>Priority scheduler</text:p>
      <text:p text:style-name="Preformatted_20_Text"/>
      <text:p text:style-name="Preformatted_20_Text">The scheduler in ROSA is too simple for our needs. Some tasks we </text:p>
      <text:p text:style-name="Preformatted_20_Text">run need to be at a higher priority. Arrangements for this in the </text:p>
      <text:p text:style-name="Preformatted_20_Text">code would be really helpful.</text:p>
      <text:p text:style-name="Preformatted_20_Text"/>
      <text:p text:style-name="P2"><text:s text:c="2"/>Semaphores</text:p>
      <text:p text:style-name="Preformatted_20_Text"/>
      <text:p text:style-name="Preformatted_20_Text">Today we have no option to protect our resources with semaphores. </text:p>
      <text:p text:style-name="Preformatted_20_Text">This must be included into the system.</text:p>
      <text:p text:style-name="Preformatted_20_Text"/>
      <text:p text:style-name="P2"><text:s text:c="2"/>Immediate inheritance protocol</text:p>
      <text:p text:style-name="Preformatted_20_Text"/>
      <text:p text:style-name="Preformatted_20_Text">With semaphores we can foresee some slight problems. Preferably </text:p>
      <text:p text:style-name="Preformatted_20_Text">we would like to use the immediate inheritance protocol to solve </text:p>
      <text:p text:style-name="Preformatted_20_Text">those problems. An option would be to also add PCP into ROSA.</text:p>
      <text:p text:style-name="Preformatted_20_Text"/>
      <text:p text:style-name="P2"><text:s text:c="2"/>Premeptive scheduling</text:p>
      <text:p text:style-name="Preformatted_20_Text"/>
      <text:p text:style-name="Preformatted_20_Text">We need better control over the periodicity of our task </text:p>
      <text:p text:style-name="Preformatted_20_Text">execution. Preferably we would like to have a periodicity in the </text:p>
      <text:p text:style-name="Preformatted_20_Text">millisecond range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30" meta:word-count="201" meta:character-count="1232"/>
    <dc:date>2010-11-01T15:02:56</dc:date>
    <meta:generator>OpenOffice.org/3.1$Linux OpenOffice.org_project/310m19$Build-9420</meta:generator>
  </office:meta>
</office:document-meta>
</file>